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fbcc"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bcc" style:text-align-source="fix" style:repeat-content="false" fo:wrap-option="no-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37">
      <style:table-cell-properties fo:background-color="#fffbcc" style:text-align-source="fix" style:repeat-content="false" fo:wrap-option="no-wrap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b2b2b2" style:text-align-source="fix" style:repeat-content="false" fo:wrap-option="no-wrap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5e8ac7" style:text-align-source="fix" style:repeat-content="false" fo:wrap-option="no-wrap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db94d" style:text-align-source="fix" style:repeat-content="false" fo:wrap-option="no-wrap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89c765" style:text-align-source="fix" style:repeat-content="false" fo:wrap-option="no-wrap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bcaed5" style:text-align-source="fix" style:repeat-content="false" fo:wrap-option="no-wrap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add58a" style:text-align-source="fix" style:repeat-content="false" fo:wrap-option="no-wrap" style:vertical-align="middle"/>
      <style:paragraph-properties fo:text-align="center" fo:margin-left="0pt"/>
    </style:style>
    <style:style style:name="ce18" style:family="table-cell" style:parent-style-name="Default" style:data-style-name="N43">
      <style:table-cell-properties fo:background-color="#fffbcc" style:text-align-source="fix" style:repeat-content="false" fo:wrap-option="no-wrap" style:vertical-align="middle"/>
      <style:paragraph-properties fo:text-align="center" fo:margin-left="0pt"/>
    </style:style>
    <style:style style:name="gr1" style:family="graphic">
      <style:graphic-properties svg:stroke-width="7.2pt" svg:stroke-color="#5e8ac7" draw:marker-start-width="16.41pt" draw:marker-end-width="16.41pt" draw:fill-color="#0066b3" draw:textarea-horizontal-align="center" draw:textarea-vertical-align="middle" fo:padding-top="3.54pt" fo:padding-bottom="3.54pt" fo:padding-left="3.54pt" fo:padding-right="3.54pt"/>
    </style:style>
    <style:style style:name="gr2" style:family="graphic">
      <style:graphic-properties svg:stroke-width="7.2pt" svg:stroke-color="#fdb94d" draw:marker-start-width="16.41pt" draw:marker-end-width="16.41pt" draw:fill-color="#0066b3" draw:textarea-horizontal-align="center" draw:textarea-vertical-align="middle" fo:padding-top="3.54pt" fo:padding-bottom="3.54pt" fo:padding-left="3.54pt" fo:padding-right="3.54pt"/>
    </style:style>
    <style:style style:name="gr3" style:family="graphic">
      <style:graphic-properties svg:stroke-width="7.2pt" svg:stroke-color="#89c765" draw:marker-start-width="16.41pt" draw:marker-end-width="16.41pt" draw:fill-color="#0066b3" draw:textarea-horizontal-align="center" draw:textarea-vertical-align="middle" fo:padding-top="3.54pt" fo:padding-bottom="3.54pt" fo:padding-left="3.54pt" fo:padding-right="3.54pt"/>
    </style:style>
    <style:style style:name="P1" style:family="paragraph">
      <style:paragraph-properties fo:text-align="center"/>
    </style:style>
    <style:style style:name="P2" style:family="paragraph">
      <loext:graphic-properties draw:fill-color="#0066b3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OpenSymbol" style:font-name-asian="OpenSymbol" style:font-name-complex="OpenSymbol"/>
    </style:style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table:shapes>
          <draw:line draw:z-index="0" draw:style-name="gr1" draw:text-style-name="P2" svg:x1="37.47pt" svg:y1="341.74pt" svg:x2="125.66pt" svg:y2="341.69pt">
            <text:p text:style-name="P1"><text:span text:style-name="T1">thursday 9:00 → </text:span><text:span text:style-name="T2">False</text:span></text:p>
          </draw:line>
          <draw:line draw:z-index="1" draw:style-name="gr1" draw:text-style-name="P2" svg:x1="89.77pt" svg:y1="356.8pt" svg:x2="190.57pt" svg:y2="356.74pt">
            <text:p text:style-name="P1"><text:span text:style-name="T1">thursday 9:00 → </text:span><text:span text:style-name="T2">True</text:span></text:p>
          </draw:line>
          <draw:line draw:z-index="2" draw:style-name="gr1" draw:text-style-name="P2" svg:x1="156.13pt" svg:y1="370.37pt" svg:x2="318.84pt" svg:y2="370.32pt">
            <text:p text:style-name="P1"><text:span text:style-name="T1">thursday 9:00 → </text:span><text:span text:style-name="T2">True</text:span></text:p>
          </draw:line>
          <draw:line draw:z-index="3" draw:style-name="gr1" draw:text-style-name="P2" svg:x1="220.11pt" svg:y1="382.39pt" svg:x2="382.82pt" svg:y2="382.34pt">
            <text:p text:style-name="P1"><text:span text:style-name="T1">thursday 9:00 → </text:span><text:span text:style-name="T2">True</text:span></text:p>
          </draw:line>
          <draw:line draw:z-index="4" draw:style-name="gr1" draw:text-style-name="P2" svg:x1="383.22pt" svg:y1="391.46pt" svg:x2="524.32pt" svg:y2="391.41pt">
            <text:p text:style-name="P1"><text:span text:style-name="T1">thursday 9:00 → </text:span><text:span text:style-name="T2">False</text:span></text:p>
          </draw:line>
          <draw:line draw:z-index="5" draw:style-name="gr2" draw:text-style-name="P2" svg:x1="127.22pt" svg:y1="413.29pt" svg:x2="523.22pt" svg:y2="413.23pt">
            <text:p text:style-name="P1"><text:span text:style-name="T1">friday 14:00 →</text:span><text:span text:style-name="T2">True</text:span></text:p>
          </draw:line>
          <draw:line draw:z-index="6" draw:style-name="gr3" draw:text-style-name="P2" svg:x1="28.09pt" svg:y1="434.18pt" svg:x2="318.98pt" svg:y2="434.13pt">
            <text:p text:style-name="P1"><text:span text:style-name="T1">friday 14:00 → </text:span><text:span text:style-name="T2">False</text:span></text:p>
          </draw:lin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11" table:number-rows-spanned="1">
            <text:p>app/tests/crud/test_availability.py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11" table:number-rows-spanned="1">
            <text:p>class TestCrudAvailabilityOne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1" table:number-rows-spanned="1">
            <text:p>Data set up (using db_avails class scoped fixture)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5" table:number-rows-spanned="1">
            <text:p>speaker1 → slot_time = 30 (min)</text:p>
          </table:table-cell>
          <table:covered-table-cell table:number-columns-repeated="4" table:style-name="ce20"/>
          <table:table-cell/>
          <table:table-cell table:style-name="ce5" office:value-type="string" calcext:value-type="string" table:number-columns-spanned="5" table:number-rows-spanned="1">
            <text:p>speaker2 → slot_time = 20 (min)</text:p>
          </table:table-cell>
          <table:covered-table-cell table:number-columns-repeated="4" table:style-name="ce20"/>
          <table:table-cell table:number-columns-repeated="1013"/>
        </table:table-row>
        <table:table-row table:style-name="ro2">
          <table:table-cell table:style-name="ce20" table:number-columns-repeated="5"/>
          <table:table-cell/>
          <table:table-cell table:style-name="ce20" table:number-columns-repeated="5"/>
          <table:table-cell table:number-columns-repeated="1013"/>
        </table:table-row>
        <table:table-row table:style-name="ro2">
          <table:table-cell table:style-name="ce20"/>
          <table:table-cell table:style-name="ce20" office:value-type="string" calcext:value-type="string">
            <text:p>start_date</text:p>
          </table:table-cell>
          <table:table-cell table:style-name="ce20" office:value-type="string" calcext:value-type="string">
            <text:p>end_date</text:p>
          </table:table-cell>
          <table:table-cell table:style-name="ce20" office:value-type="string" calcext:value-type="string">
            <text:p>week_day</text:p>
          </table:table-cell>
          <table:table-cell table:style-name="ce20" office:value-type="string" calcext:value-type="string">
            <text:p>time</text:p>
          </table:table-cell>
          <table:table-cell/>
          <table:table-cell table:style-name="ce20"/>
          <table:table-cell table:style-name="ce20" office:value-type="string" calcext:value-type="string">
            <text:p>start_date</text:p>
          </table:table-cell>
          <table:table-cell table:style-name="ce20" office:value-type="string" calcext:value-type="string">
            <text:p>end_date</text:p>
          </table:table-cell>
          <table:table-cell table:style-name="ce20" office:value-type="string" calcext:value-type="string">
            <text:p>week_day</text:p>
          </table:table-cell>
          <table:table-cell table:style-name="ce20" office:value-type="string" calcext:value-type="string">
            <text:p>time</text:p>
          </table:table-cell>
          <table:table-cell table:number-columns-repeated="1013"/>
        </table:table-row>
        <table:table-row table:style-name="ro2">
          <table:table-cell table:style-name="ce20" office:value-type="string" calcext:value-type="string">
            <text:p>avail1_spk1</text:p>
          </table:table-cell>
          <table:table-cell table:style-name="ce10" office:value-type="date" office:date-value="2022-01-01" calcext:value-type="date">
            <text:p>01/01/22</text:p>
          </table:table-cell>
          <table:table-cell table:style-name="ce20" office:value-type="string" calcext:value-type="string">
            <text:p>31/03/22</text:p>
          </table:table-cell>
          <table:table-cell table:style-name="ce20" office:value-type="string" calcext:value-type="string">
            <text:p>1 (thursday)</text:p>
          </table:table-cell>
          <table:table-cell table:style-name="ce18" office:value-type="time" office:time-value="PT09H00M00S" calcext:value-type="time">
            <text:p>09:00:00 AM</text:p>
          </table:table-cell>
          <table:table-cell/>
          <table:table-cell table:style-name="ce20" office:value-type="string" calcext:value-type="string">
            <text:p>avail1_spk2</text:p>
          </table:table-cell>
          <table:table-cell table:style-name="ce10" office:value-type="date" office:date-value="2022-01-01" calcext:value-type="date">
            <text:p>01/01/22</text:p>
          </table:table-cell>
          <table:table-cell table:style-name="ce20" office:value-type="string" calcext:value-type="string">
            <text:p>31/03/22</text:p>
          </table:table-cell>
          <table:table-cell table:style-name="ce20" office:value-type="string" calcext:value-type="string">
            <text:p>1 (thursday)</text:p>
          </table:table-cell>
          <table:table-cell table:style-name="ce18" office:value-type="time" office:time-value="PT11H00M00S" calcext:value-type="time">
            <text:p>11:00:00 AM</text:p>
          </table:table-cell>
          <table:table-cell table:number-columns-repeated="1013"/>
        </table:table-row>
        <table:table-row table:style-name="ro2">
          <table:table-cell table:style-name="ce20" office:value-type="string" calcext:value-type="string">
            <text:p>avail2_spk1</text:p>
          </table:table-cell>
          <table:table-cell table:style-name="ce10" office:value-type="date" office:date-value="2021-01-12" calcext:value-type="date">
            <text:p>01/12/21</text:p>
          </table:table-cell>
          <table:table-cell table:style-name="ce20" office:value-type="string" calcext:value-type="string">
            <text:p>31/05/22</text:p>
          </table:table-cell>
          <table:table-cell table:style-name="ce20" office:value-type="string" calcext:value-type="string">
            <text:p>3 (tuesday)</text:p>
          </table:table-cell>
          <table:table-cell table:style-name="ce18" office:value-type="time" office:time-value="PT10H00M00S" calcext:value-type="time">
            <text:p>10:00:00 AM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avail3_spk1</text:p>
          </table:table-cell>
          <table:table-cell table:style-name="ce10" office:value-type="date" office:date-value="2021-01-12" calcext:value-type="date">
            <text:p>01/12/21</text:p>
          </table:table-cell>
          <table:table-cell table:style-name="ce20" office:value-type="string" calcext:value-type="string">
            <text:p>31/05/22</text:p>
          </table:table-cell>
          <table:table-cell table:style-name="ce20" office:value-type="string" calcext:value-type="string">
            <text:p>1 (thursday)</text:p>
          </table:table-cell>
          <table:table-cell table:style-name="ce18" office:value-type="time" office:time-value="PT09H30M00S" calcext:value-type="time">
            <text:p>09:30:00 AM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11" table:number-rows-spanned="1">
            <text:p>class TestCrudAvailabilityTwo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 table:number-columns-spanned="11" table:number-rows-spanned="1">
            <text:p><text:span text:style-name="T3">↳ </text:span>tests of is_same_period_weekday_time_exists() + is_same_period_weekday_exists()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1" table:number-rows-spanned="1">
            <text:p>Data set up (using db_avails class scoped fixture)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5" table:number-rows-spanned="1">
            <text:p>speaker1 → slot_time = 30 (min)</text:p>
          </table:table-cell>
          <table:covered-table-cell table:number-columns-repeated="4" table:style-name="ce25"/>
          <table:table-cell table:style-name="ce25"/>
          <table:table-cell table:style-name="ce8" office:value-type="string" calcext:value-type="string" table:number-columns-spanned="5" table:number-rows-spanned="1">
            <text:p>speaker2 → slot_time = 20 (min)</text:p>
          </table:table-cell>
          <table:covered-table-cell table:number-columns-repeated="4" table:style-name="ce2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Jan</text:p>
          </table:table-cell>
          <table:table-cell table:style-name="ce12" office:value-type="string" calcext:value-type="string">
            <text:p>Feb</text:p>
          </table:table-cell>
          <table:table-cell table:style-name="ce12" office:value-type="string" calcext:value-type="string">
            <text:p>Mar</text:p>
          </table:table-cell>
          <table:table-cell table:style-name="ce12" office:value-type="string" calcext:value-type="string">
            <text:p>Ap</text:p>
          </table:table-cell>
          <table:table-cell table:style-name="ce12" office:value-type="string" calcext:value-type="string">
            <text:p>May</text:p>
          </table:table-cell>
          <table:table-cell table:style-name="ce12" office:value-type="string" calcext:value-type="string">
            <text:p>June</text:p>
          </table:table-cell>
          <table:table-cell table:style-name="ce12" office:value-type="string" calcext:value-type="string">
            <text:p>July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4" table:number-rows-spanned="1">
            <text:p>avail1_spk1 + avail2_spk2 : thursday 9:00</text:p>
          </table:table-cell>
          <table:covered-table-cell table:number-columns-repeated="3" table:style-name="ce17"/>
          <table:table-cell table:number-columns-repeated="1018"/>
        </table:table-row>
        <table:table-row table:style-name="ro2">
          <table:table-cell table:number-columns-repeated="3"/>
          <table:table-cell table:style-name="ce16" office:value-type="string" calcext:value-type="string" table:number-columns-spanned="4" table:number-rows-spanned="1">
            <text:p>avail2_spk1 : friday 14:00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 table:number-columns-spanned="11" table:number-rows-spanned="1">
            <text:p>Passed data to test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 table:number-columns-spanned="2" table:number-rows-spanned="1">
            <text:p>speaker1 + speaker2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 table:number-columns-spanned="2" table:number-rows-spanned="1">
            <text:p>speaker1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 table:number-columns-spanned="2" table:number-rows-spanned="1">
            <text:p>speaker2</text:p>
          </table:table-cell>
          <table:covered-table-cell/>
          <table:table-cell table:number-columns-repeated="102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0:49:42.521318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6T09:46:28.155768575</meta:creation-date>
    <dc:date>2022-01-26T10:50:05.449294805</dc:date>
    <meta:editing-duration>PT10M53S</meta:editing-duration>
    <meta:editing-cycles>6</meta:editing-cycles>
    <meta:generator>LibreOffice/6.0.7.3$Linux_X86_64 LibreOffice_project/00m0$Build-3</meta:generator>
    <meta:document-statistic meta:table-count="1" meta:cell-count="51" meta:object-count="7"/>
  </office:meta>
</office:document-meta>
</file>